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B00000215529C1E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.75cm" fo:min-width="4.9cm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66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6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4cm" svg:height="18.2cm" svg:x="1.6cm" svg:y="1.9cm">
          <draw:image xlink:href="Pictures/100000000000020B00000215529C1EB9.png" xlink:type="simple" xlink:show="embed" xlink:actuate="onLoad">
            <text:p/>
          </draw:image>
        </draw:frame>
        <draw:frame draw:style-name="gr2" draw:text-style-name="P2" draw:layer="layout" svg:width="5.5cm" svg:height="1.138cm" svg:x="11.8cm" svg:y="0.4cm">
          <draw:text-box>
            <text:p text:style-name="P1"><text:span text:style-name="T1">Rankine Cyc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0T18:31:50</meta:creation-date>
    <dc:date>2013-01-20T18:55:56</dc:date>
    <dc:creator>Jeff Gomes</dc:creator>
    <meta:editing-duration>PT20M36S</meta:editing-duration>
    <meta:editing-cycles>2</meta:editing-cycles>
    <meta:generator>LibreOffice/3.5$Linux_X86_64 LibreOffice_project/350m1$Build-2</meta:generator>
    <meta:document-statistic meta:object-count="25"/>
  </office:meta>
</office:document-meta>
</file>